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60,781,656,531,533,288,37,39,807,298,814,174,433,439,824,827,829,706,578,71,711,713,329,327,210,352,485,616,236,371,501,246,638,6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5:04:33.861245041</meta:creation-date>
    <dc:date>2019-06-12T15:04:54.443965868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132" meta:non-whitespace-character-count="132"/>
    <meta:generator>LibreOffice_Vanilla/6.2.3.0$MacOSX_X86_64 LibreOffice_project/f00389961da3396d935252dea1903484690f592f</meta:generator>
  </office:meta>
</office:document-meta>
</file>